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ntarell" officeooo:paragraph-rsid="001031b8"/>
    </style:style>
    <style:style style:name="P5" style:family="paragraph" style:parent-style-name="Standard">
      <style:text-properties style:font-name="Cantarell" fo:font-size="10.5pt" fo:font-style="italic" fo:font-weight="bold" officeooo:rsid="001031b8" officeooo:paragraph-rsid="001031b8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Standard">
      <style:text-properties style:font-name="Cantarell" fo:font-size="10.5pt" fo:font-style="italic" fo:font-weight="bold" officeooo:rsid="001031b8" officeooo:paragraph-rsid="00119fd3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Cantarell"/>
    </style:style>
    <style:style style:name="P8" style:family="paragraph" style:parent-style-name="Header">
      <style:text-properties officeooo:rsid="001031b8" officeooo:paragraph-rsid="001031b8"/>
    </style:style>
    <style:style style:name="T1" style:family="text">
      <style:text-properties officeooo:rsid="000fd04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31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o de caso sobre o RPC.</text:p>
      <text:p text:style-name="P1"/>
      <text:p text:style-name="P7">O RPC <text:span text:style-name="T2">(Remote Procedure Call)</text:span> ou chamada de procedimento remoto é uma tecnologia usada para que processos se comuniquem mesmo que um processo esteja em uma máquina e chame remotamente um procedimento em outra máquina. Usado na computação <text:span text:style-name="T1">distribuída</text:span>, o RPC é bastante usado na implementação do modelo cliente-servidor onde o cliente chama remotamente um procedimento do servidor que executa o mesmo e retorna algo para o cliente. Um detalhe importante é que se o servidor chamado remotamente não estiver <text:span text:style-name="T1">disponível</text:span> a chamada irá falhar pois não há garantia de que o procedimento foi invocado, o modelo de chamada remota se assimila com o de chamada local onde os argumentos de uma rotina são colocados em uma área conhecida da memória que depois é transferida para o processo em execução que irá ler os mesmos. Esse processo de invocação ocorre de forma similar. É usado um <text:span text:style-name="T2">Thread</text:span> para controlar os processos cliente e servidor, o cliente manda uma mensagem para o servidor e aguarda a resposta pois é <text:span text:style-name="T3">AUTO BLOQUEANTE</text:span>, a mensagem do cliente contem <text:span text:style-name="T1">parâmetros</text:span> de procedimento e a mensagem que contem a resposta do procedimento.</text:p>
      <text:p text:style-name="P1">O processo servidor aguarda uma uma mensagem de invocação, quando recebida o servidor extrai os parâmetros e processa os resultados e envia a resposta ao cliente, o servidor novamente voltará ao estado de espera pois apenas um dos processos permanece ativo o cliente por padrão finaliza sua execução quando recebe uma mensagem de resposta.</text:p>
      <text:p text:style-name="P4"><text:s/>As diferenças entre chamadas locais e remotas estão nos pontos de: Tratamento de erros; onde falhas na rede ou no servidor devem ser tratadas. Variáveis globais e efeitos colaterais; onde não permite a passagem de parâmetros do cliente para o servidor caso o servidor não possua acesso aos espaços de memória do <text:s/>cliente. Desempenho; Chamadas locais operam em velocidades maiores que as remotas. </text:p>
      <text:p text:style-name="P4"><text:span text:style-name="T4">Autenticação</text:span><text:span text:style-name="T5">; </text:span>Essas chamadas são transportadas pela rede de forma INSEGURA muitas das vezes, necessitando de autenticação, por isso a escolha do protocolo de transporte deve ser feita de forma cuidadosa pois os <text:span text:style-name="T7">códigos</text:span> gerados por ferramentas do RPC não garantem a autenticação.</text:p>
      <text:p text:style-name="P1"><text:s/></text:p>
      <text:p text:style-name="P2">Formas de Transporte.</text:p>
      <text:p text:style-name="P1"><text:s text:c="3"/>O RCP pode ser implementado sobre diferentes tipos de protocolo pois há diferença entre as mensagens <text:span text:style-name="T1">transmitidas</text:span> pelos processos, já sabemos que o RPC não implementa nenhum tipo de confiabilidade por isso cabe a aplicação tomar cuidado com o tipo de protocolo a ser utilizado. Se for implementado pelo <text:span text:style-name="T3">TCP</text:span> as preocupações são resolvidas pois s trata de um protocolo confiável, caso o protocolo de transporte não seja confiável como o <text:span text:style-name="T3">UDP</text:span>, alguns mecanismos: timeout, <text:span text:style-name="T1">retransmissão</text:span> e detecção de duplicatas devem ser implementadas.</text:p>
      <text:p text:style-name="P1"><text:s text:c="3"/>O RCP não muda sua forma de chamadas remotas nem seus requisitos de execução pelo fato de que o protocolo da camada de transporte é escolhido de forma <text:span text:style-name="T1">independente.</text:span></text:p>
      <text:p text:style-name="P1"/>
      <text:p text:style-name="P2"><text:span text:style-name="T1">Implementação</text:span> do RCP.</text:p>
      <text:p text:style-name="P4"><text:s/>Afim de criar uma forma de acesso transparente pelo cliente e servidor, foram criados vários sistemas padronizados de RCP, a maioria usa IDL (<text:span text:style-name="T2">Linguagem de Descrição de Interface</text:span>) para que as diferentes plataformas possam <text:s/>chamar os procedimentos.</text:p>
      <text:p text:style-name="P4"><text:soft-page-break/>O <text:span text:style-name="T2">RCPGEN</text:span> é uma ferramenta que permite a criação de uma interface entre o clie<text:span text:style-name="T1">n</text:span>te e servidor a partir da IDL, essa interface chamada de stub é embarcada nas aplicações cliente e servidor, portanto o RPC não é uma camada de middleware.</text:p>
      <text:p text:style-name="P1"><text:s/>O procedimento cliente chama o stub(cliente) como um simples procedimento local, o stub de cliente inicia o processo de <text:span text:style-name="T1">transmissão</text:span> para o servidor empacotando a mensagem, quando a mensagem chega ao servidor a mesma é desempacotada e o processo é invocado localmente o processo pelo servidor, aguarda a resposta da chamada local onde o stup do servidor empacota a resposta e envia para o cliente, onde o stub do cliente irá desempacotar a resposta e retornar ao procedimento cliente local que fez a chamada remota.</text:p>
      <text:p text:style-name="P1"><text:s/>No momento em que uma chamada remota é realizada devemos nos atentar que os processos tanto cliente quanto servidor podem estar rodando em plataformas diferentes onde a representação de dados também é feita de forma diferente, neste caso é necessário um protocolo comum de representação de dados, exemplo;<text:span text:style-name="T2"> XDR</text:span> ou então garantir que ambos os processos saibam converter <text:s/>os dados para os tipos suportados.</text:p>
      <text:p text:style-name="P1"/>
      <text:p text:style-name="P1"/>
      <text:p text:style-name="P1"/>
      <text:p text:style-name="P5">Autor: Lucas Alves da Costa.</text:p>
      <text:p text:style-name="P5">Disciplina: Sistemas Distribuídos – 2018/02 – T.A.D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31b8" officeooo:paragraph-rsid="001031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double-thin #000000" fo:border-bottom="0.06pt double-thin #000000" fo:border-left="none" fo:border-right="none" style:border-line-width-top="0.018cm 0.004cm 0.018cm" style:border-line-width-bottom="0.018cm 0.004cm 0.018cm" fo:padding="0.101cm" style:shadow="none" fo:background-color="#111111" style:dynamic-spacing="false" draw:fill="solid" draw:fill-color="#111111" draw:opacity="10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stemas Distribuídos<text:tab/>IFG<text:tab/>Formosa-GO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8:30:29.050369586</meta:creation-date>
    <dc:date>2018-10-03T19:05:19.456033783</dc:date>
    <meta:editing-duration>PT52S</meta:editing-duration>
    <meta:editing-cycles>1</meta:editing-cycles>
    <meta:document-statistic meta:table-count="0" meta:image-count="0" meta:object-count="0" meta:page-count="2" meta:paragraph-count="17" meta:word-count="712" meta:character-count="4427" meta:non-whitespace-character-count="3714"/>
    <meta:generator>LibreOffice/6.0.3.2$Linux_X86_64 LibreOffice_project/00m0$Build-2</meta:generator>
  </office:meta>
</office:document-meta>
</file>